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: row number<text:line-break/>year: year of data in this row<text:line-break/>month: month of data in this row<text:line-break/>day: day of data in this row<text:line-break/>hour: hour of data in this row<text:line-break/>pm2.5: PM2.5 concentration<text:line-break/>DEWP: Dew Point<text:line-break/>TEMP: Temperature<text:line-break/>PRES: Pressure<text:line-break/>cbwd: Combined wind direction<text:line-break/>Iws: Cumulated wind speed<text:line-break/>Is: Cumulated hours of snow<text:line-break/>Ir: Cumulated hours of rai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9T13:38:32.806000000</meta:creation-date>
    <dc:date>2025-06-19T13:38:41.218000000</dc:date>
    <meta:editing-duration>PT9S</meta:editing-duration>
    <meta:editing-cycles>1</meta:editing-cycles>
    <meta:document-statistic meta:table-count="0" meta:image-count="0" meta:object-count="0" meta:page-count="1" meta:paragraph-count="1" meta:word-count="59" meta:character-count="327" meta:non-whitespace-character-count="268"/>
    <meta:generator>LibreOffice/24.8.7.2$Windows_X86_64 LibreOffice_project/e07d0a63a46349d29051da79b1fde8160bab2a89</meta:generator>
  </office:meta>
</office:document-meta>
</file>